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6740" officeooo:paragraph-rsid="00226740"/>
    </style:style>
    <style:style style:name="P2" style:family="paragraph" style:parent-style-name="Standard">
      <style:text-properties officeooo:rsid="0023e62a" officeooo:paragraph-rsid="0023e62a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onsider a list (<text:span text:style-name="Source_20_Text">list = []</text:span>). You can perform the following commands: </text:p>
      <text:list xml:id="list5580661676314656716" text:style-name="L3">
        <text:list-item>
          <text:p text:style-name="P5"><text:span text:style-name="Source_20_Text">insert i e</text:span>: Insert integer <text:bookmark text:name="MathJax-Element-1-Frame"/>at position <text:bookmark text:name="MathJax-Element-2-Frame"/>. </text:p>
        </text:list-item>
        <text:list-item>
          <text:p text:style-name="P5"><text:span text:style-name="Source_20_Text">print</text:span>: Print the list. </text:p>
        </text:list-item>
        <text:list-item>
          <text:p text:style-name="P5"><text:span text:style-name="Source_20_Text">remove e</text:span>: Delete the first occurrence of integer <text:bookmark text:name="MathJax-Element-3-Frame"/>. </text:p>
        </text:list-item>
        <text:list-item>
          <text:p text:style-name="P5"><text:span text:style-name="Source_20_Text">append e</text:span>: Insert integer <text:bookmark text:name="MathJax-Element-4-Frame"/>at the end of the list. </text:p>
        </text:list-item>
        <text:list-item>
          <text:p text:style-name="P5"><text:span text:style-name="Source_20_Text">sort</text:span>: Sort the list. </text:p>
        </text:list-item>
        <text:list-item>
          <text:p text:style-name="P5"><text:span text:style-name="Source_20_Text">pop</text:span>: Pop the last element from the list. </text:p>
        </text:list-item>
        <text:list-item>
          <text:p text:style-name="P3"><text:span text:style-name="Source_20_Text">reverse</text:span>: Reverse the list. </text:p>
        </text:list-item>
      </text:list>
      <text:p text:style-name="Text_20_body">Initialize your list and read in the value of <text:bookmark text:name="MathJax-Element-5-Frame"/>followed by <text:bookmark text:name="MathJax-Element-6-Frame"/>lines of commands where each command will be of the <text:bookmark text:name="MathJax-Element-7-Frame"/>types listed above. Iterate through each command in order and perform the corresponding operation on your list.</text:p>
      <text:p text:style-name="Text_20_body"><text:span text:style-name="Strong_20_Emphasis">Input Format</text:span></text:p>
      <text:p text:style-name="Text_20_body">The first line contains an integer, <text:bookmark text:name="MathJax-Element-1-Frame2"/>, denoting the number of commands. <text:line-break/>Each line <text:bookmark text:name="MathJax-Element-2-Frame2"/>of the <text:bookmark text:name="MathJax-Element-3-Frame2"/>subsequent lines contains one of the commands described above.</text:p>
      <text:p text:style-name="Text_20_body"><text:span text:style-name="Strong_20_Emphasis">Constraints</text:span></text:p>
      <text:list xml:id="list7403896957469487621" text:style-name="L4">
        <text:list-item>
          <text:p text:style-name="P4">The elements added to the list must be <text:span text:style-name="Emphasis">integers</text:span>. </text:p>
        </text:list-item>
      </text:list>
      <text:p text:style-name="Text_20_body"><text:span text:style-name="Strong_20_Emphasis">Output Format</text:span></text:p>
      <text:p text:style-name="Text_20_body">For each command of type <text:span text:style-name="Source_20_Text">print</text:span>, print the list on a new line.</text:p>
      <text:p text:style-name="Text_20_body"><text:span text:style-name="Strong_20_Emphasis">Sample Input 0</text:span></text:p>
      <text:p text:style-name="Preformatted_20_Text">12</text:p>
      <text:p text:style-name="Preformatted_20_Text">insert 0 5</text:p>
      <text:p text:style-name="Preformatted_20_Text">insert 1 10</text:p>
      <text:p text:style-name="Preformatted_20_Text">insert 0 6</text:p>
      <text:p text:style-name="Preformatted_20_Text">print</text:p>
      <text:p text:style-name="Preformatted_20_Text">remove 6</text:p>
      <text:p text:style-name="Preformatted_20_Text">append 9</text:p>
      <text:p text:style-name="Preformatted_20_Text">append 1</text:p>
      <text:p text:style-name="Preformatted_20_Text">sort</text:p>
      <text:p text:style-name="Preformatted_20_Text">print</text:p>
      <text:p text:style-name="Preformatted_20_Text">pop</text:p>
      <text:p text:style-name="Preformatted_20_Text">reverse</text:p>
      <text:p text:style-name="P6">print</text:p>
      <text:p text:style-name="Text_20_body"><text:span text:style-name="Strong_20_Emphasis">Sample Output 0</text:span></text:p>
      <text:p text:style-name="Preformatted_20_Text">[6, 5, 10]</text:p>
      <text:p text:style-name="Preformatted_20_Text">[1, 5, 9, 10]</text:p>
      <text:p text:style-name="P6">[9, 5, 1]</text:p>
      <text:p text:style-name="Standard"/>
      <text:p text:style-name="Standard"/>
      <text:p text:style-name="P1">&gt;&gt;&gt;&gt;&gt;&gt;&gt;&gt;&gt;&gt;&gt;&gt;&gt;&gt;&gt;&gt;&gt;&gt;&gt;&gt;&gt;&gt;&gt;</text:p>
      <text:p text:style-name="P1">solutions&gt;</text:p>
      <text:p text:style-name="P2">if __name__ == '__main__':</text:p>
      <text:p text:style-name="P2"><text:s text:c="4"/>N = int(raw_input())</text:p>
      <text:p text:style-name="P2"/>
      <text:p text:style-name="P2"><text:soft-page-break/><text:s text:c="4"/></text:p>
      <text:p text:style-name="P2">list = []</text:p>
      <text:p text:style-name="P2"/>
      <text:p text:style-name="P2">for i in range(N):</text:p>
      <text:p text:style-name="P2"><text:s text:c="4"/>a = raw_input().split()</text:p>
      <text:p text:style-name="P2"><text:s text:c="4"/>if len(a) == 3:</text:p>
      <text:p text:style-name="P2"><text:s text:c="8"/>eval("list." + a[0] + "(" + a[1] + "," + a[2] + ")")</text:p>
      <text:p text:style-name="P2"><text:s text:c="4"/>elif len(a) == 2:</text:p>
      <text:p text:style-name="P2"><text:s text:c="8"/>eval("list." + a[0] + "(" + a[1] + ")")</text:p>
      <text:p text:style-name="P2"><text:s text:c="4"/>elif a[0] == "print":</text:p>
      <text:p text:style-name="P2"><text:s text:c="8"/>print list</text:p>
      <text:p text:style-name="P2"><text:s text:c="4"/>else:</text:p>
      <text:p text:style-name="P2"><text:s text:c="8"/>eval("list." + a[0] + "()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3:42.224494048</meta:creation-date>
    <dc:date>2018-03-08T22:24:35.568188026</dc:date>
    <meta:editing-duration>PT10M5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256" meta:character-count="1377" meta:non-whitespace-character-count="1107"/>
  </office:meta>
</office:document-meta>
</file>